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260000012525F5FEBC.png" manifest:media-type="image/png"/>
  <manifest:file-entry manifest:full-path="Pictures/10000201000004B0000003513C64B16E.png" manifest:media-type="image/png"/>
  <manifest:file-entry manifest:full-path="Pictures/10000201000000FA0000004B3A6ADC53.png" manifest:media-type="image/png"/>
  <manifest:file-entry manifest:full-path="Pictures/100002010000004700000047668CFCF5.png" manifest:media-type="image/png"/>
  <manifest:file-entry manifest:full-path="Pictures/10000000000003200000025819812F21.png" manifest:media-type="image/png"/>
  <manifest:file-entry manifest:full-path="Pictures/2000001900003BC900003BC90AD7488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/>
    </style:style>
    <style:style style:name="gr3" style:family="graphic" style:parent-style-name="text">
      <style:graphic-properties fo:min-height="0.628cm" fo:min-width="5.85cm"/>
    </style:style>
    <style:style style:name="gr4" style:family="graphic" style:parent-style-name="standard">
      <style:graphic-properties draw:stroke="none" draw:fill="none" fo:min-width="11.161cm"/>
    </style:style>
    <style:style style:name="gr5" style:family="graphic" style:parent-style-name="standard">
      <style:graphic-properties draw:stroke="none" draw:fill="none" fo:min-width="23.83cm"/>
    </style:style>
    <style:style style:name="gr6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Fedora-title">
      <style:graphic-properties fo:min-height="3.506cm"/>
    </style:style>
    <style:style style:name="pr3" style:family="presentation" style:parent-style-name="Fedora-outline1">
      <style:graphic-properties fo:min-height="13.86cm"/>
    </style:style>
    <style:style style:name="pr4" style:family="presentation" style:parent-style-name="Fedora-notes">
      <style:graphic-properties draw:fill-color="#ffffff" draw:auto-grow-height="true" fo:min-height="12.572cm"/>
    </style:style>
    <style:style style:name="pr5" style:family="presentation" style:parent-style-name="Fedora-notes">
      <style:graphic-properties draw:fill-color="#ffffff" draw:auto-grow-height="true" fo:min-height="13.364cm"/>
    </style:style>
    <style:style style:name="pr6" style:family="presentation" style:parent-style-name="Fedora-outline1">
      <style:graphic-properties fo:min-height="12.18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roid Sans'" style:font-style-name="Regular" style:font-family-generic="swiss" style:font-pitch="variable" fo:font-size="44pt" style:font-size-asian="44pt" style:font-weight-asian="normal" style:font-size-complex="44pt"/>
    </style:style>
    <style:style style:name="P3" style:family="paragraph">
      <style:text-properties fo:color="#00b8ff" fo:font-family="'Droid Sans'" style:font-style-name="Regular" style:font-family-generic="swiss" style:font-pitch="variable" fo:font-size="28pt" style:font-size-asian="28pt" style:font-weight-asian="normal" style:font-size-complex="28pt"/>
    </style:style>
    <style:style style:name="P4" style:family="paragraph">
      <style:text-properties fo:font-size="24pt"/>
    </style:style>
    <style:style style:name="P5" style:family="paragraph">
      <style:text-properties fo:color="#ffffff" fo:font-size="48pt" style:font-size-asian="48pt" style:font-size-complex="48pt"/>
    </style:style>
    <style:style style:name="P6" style:family="paragraph">
      <style:text-properties fo:color="#00b8ff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8.1000003814697pt"/>
    </style:style>
    <style:style style:name="T1" style:family="text">
      <style:text-properties fo:color="#ffffff" fo:font-family="'Droid Sans'" style:font-style-name="Regular" style:font-family-generic="swiss" style:font-pitch="variable" fo:font-size="44pt" style:font-size-asian="44pt" style:font-weight-asian="normal" style:font-size-complex="44pt"/>
    </style:style>
    <style:style style:name="T2" style:family="text">
      <style:text-properties fo:color="#00b8ff" fo:font-family="'Droid Sans'" style:font-style-name="Regular" style:font-family-generic="swiss" style:font-pitch="variable" fo:font-size="28pt" style:font-size-asian="28pt" style:font-weight-asian="normal" style:font-size-complex="28pt"/>
    </style:style>
    <style:style style:name="T3" style:family="text">
      <style:text-properties fo:color="#ffffff" fo:font-family="'Droid Sans'" style:font-style-name="Regular" style:font-family-generic="swiss" style:font-pitch="variable" fo:font-size="24pt" style:font-size-asian="24pt" style:font-weight-asian="normal" style:font-size-complex="24pt"/>
    </style:style>
    <style:style style:name="T4" style:family="text">
      <style:text-properties fo:color="#ffffff" fo:font-family="Comfortaa" style:font-pitch="variable" fo:font-size="48pt" style:font-size-asian="48pt" style:font-size-complex="48pt"/>
    </style:style>
    <style:style style:name="T5" style:family="text">
      <style:text-properties fo:color="#00b8ff" fo:font-size="32pt" style:font-size-asian="32pt" style:font-size-complex="3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draw:style-name="gr2" draw:text-style-name="P2" draw:layer="layout" svg:width="12.718cm" svg:height="2.063cm" svg:x="4.554cm" svg:y="14.193cm">
          <draw:text-box>
            <text:p><text:span text:style-name="T1">Andrea Veri</text:span></text:p>
          </draw:text-box>
        </draw:frame>
        <draw:frame draw:style-name="gr3" draw:text-style-name="P3" draw:layer="layout" svg:width="7.678cm" svg:height="1.398cm" svg:x="4.768cm" svg:y="12.798cm">
          <draw:text-box>
            <text:p><text:span text:style-name="T2">Presentata da:</text:span></text:p>
          </draw:text-box>
        </draw:frame>
        <draw:frame draw:style-name="gr4" draw:text-style-name="P4" draw:layer="layout" svg:width="11.974cm" svg:height="1.237cm" svg:x="17.018cm" svg:y="19.558cm">
          <draw:text-box>
            <text:p><text:span text:style-name="T3"><text:a xlink:href="http://www.gnome.org/~av">http://www.gnome.org/~av</text:a></text:span></text:p>
          </draw:text-box>
        </draw:frame>
        <draw:frame draw:style-name="gr5" draw:text-style-name="P5" draw:layer="layout" svg:width="24.772cm" svg:height="2.368cm" svg:x="0.416cm" svg:y="7.072cm">
          <draw:text-box>
            <text:p><text:span text:style-name="T4">The Fedora Infrastructure</text:span></text:p>
          </draw:text-box>
        </draw:frame>
        <draw:frame draw:style-name="gr6" draw:text-style-name="P6" draw:layer="layout" svg:width="9.557cm" svg:height="1.517cm" svg:x="13.037cm" svg:y="9.292cm">
          <draw:text-box>
            <text:p><text:span text:style-name="T5"><text:author-name text:fixed="false"> </text:author-name></text:span><text:span text:style-name="T5">FAD Milano 2012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Infrastruttura Fedora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Meritocrazia</text:p>
              </text:list-item>
              <text:list-item>
                <text:p>Software e soluzioni utilizzate rigorosamente Open Source</text:p>
              </text:list-item>
              <text:list-item>
                <text:p>Mantiene le risorse che permettono al progetto Fedora di funzionare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Le persone coinvolte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Amministratori di sistema</text:p>
                <text:list>
                  <text:list-item>
                    <text:p>Separati in specifici gruppi a seconda delle competenze e della tipologia di risorsa</text:p>
                  </text:list-item>
                  <text:list-item>
                    <text:p>Apprendisti: programma dedicato a coloro che vogliono iniziare a contribuire al progetto Fedora all'interno del team Infrastruttura</text:p>
                  </text:list-item>
                </text:list>
              </text:list-item>
              <text:list-item>
                <text:p>Sviluppatori di Applicazioni</text:p>
                <text:list>
                  <text:list-item>
                    <text:p>Ogni singola applicazione ha un suo manutentore</text:p>
                  </text:list-item>
                  <text:list-item>
                    <text:p>Progetti Upstream di riferi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I mezzi di comunicazione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Piattaforma IRC </text:p>
              </text:list-item>
              <text:list-item>
                <text:p>Mailing list</text:p>
              </text:list-item>
              <text:list-item>
                <text:p>Incontri settimanali aperti al pubblico (status dei lavori, aggiornamenti)</text:p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4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Hardware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Ad oggi, 10 locations coinvolte</text:p>
              </text:list-item>
              <text:list-item>
                <text:p>Utilizzo massiccio di macchine virtuali (VM) e della tecnologia KVM / Libvirt</text:p>
              </text:list-item>
              <text:list-item>
                <text:p>Numerosi sponsor, grazie per il loro contributo!</text:p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5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Software - Web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Setup dei Proxy</text:p>
                <text:list>
                  <text:list-item>
                    <text:p>Proxy nelle principali aree geografiche</text:p>
                  </text:list-item>
                  <text:list-item>
                    <text:p>Utilizzo di Haproxy come “load balancer” e di Varnish come “content cacher”</text:p>
                  </text:list-item>
                  <text:list-item>
                    <text:p>Utilizzo del modulo GeoIP in BIND</text:p>
                  </text:list-item>
                </text:list>
              </text:list-item>
              <text:list-item>
                <text:p>Apache / <text:tab/>WSGI</text:p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6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Software - Release engineering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Koji</text:p>
              </text:list-item>
              <text:list-item>
                <text:p>Pkgs.fedoraproject.org</text:p>
              </text:list-item>
              <text:list-item>
                <text:p>Sigul</text:p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7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Ulteriori servizi in gestione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Fedora Hosted (fedorahosted.org)</text:p>
              </text:list-item>
              <text:list-item>
                <text:p>Mailman (admin.fedoraproject.org/mailman)</text:p>
              </text:list-item>
              <text:list-item>
                <text:p>Torrent (torrent.fedoraproject.org)</text:p>
              </text:list-item>
              <text:list-item>
                <text:p>Fedora People (fedorapeople.org)</text:p>
              </text:list-item>
              <text:list-item>
                <text:p>Elections (admin.fedoraproject.org/voting)</text:p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8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Software - RFR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Request for Resources</text:p>
                <text:list>
                  <text:list-item>
                    <text:p>Aggiunta di nuove risorse</text:p>
                  </text:list-item>
                  <text:list-item>
                    <text:p>Soluzioni e software Open Source</text:p>
                  </text:list-item>
                  <text:list-item>
                    <text:p>Presenza di un gruppo stabile di persone che dedicheranno parte del loro tempo alla gestione ed alla manutenzione della risorsa richie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Operazioni</text:span></text:p>
          </draw:text-box>
        </draw:frame>
        <draw:frame presentation:style-name="pr3" draw:layer="layout" svg:width="25.199cm" svg:height="14.351cm" svg:x="1.4cm" svg:y="4.66cm" presentation:class="outline" presentation:user-transformed="true">
          <draw:text-box>
            <text:list text:style-name="L3">
              <text:list-item>
                <text:p>Utilizzo di Trac come ticketing system</text:p>
              </text:list-item>
              <text:list-item>
                <text:p>Puppet</text:p>
                <text:list>
                  <text:list-item>
                    <text:p>Gestito tramite Git</text:p>
                  </text:list-item>
                  <text:list-item>
                    <text:p>Presenza di due repository, uno pubblico ed uno privato accessibile da una cerchia ristretta di persone</text:p>
                  </text:list-item>
                  <text:list-item>
                    <text:p>Ogni cambiamento viene notificato a tutto il team tramite mail, IRC, XMPP.</text:p>
                  </text:list-item>
                </text:list>
              </text:list-item>
              <text:list-item>
                <text:p>Momentanei freeze nei periodi antistanti ad ogni nuova release</text:p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10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Operazioni</text:span></text:p>
          </draw:text-box>
        </draw:frame>
        <draw:frame presentation:style-name="pr3" draw:layer="layout" svg:width="25.199cm" svg:height="16.872cm" svg:x="1.207cm" svg:y="4.1cm" presentation:class="outline" presentation:user-transformed="true">
          <draw:text-box>
            <text:list text:style-name="L3">
              <text:list-item>
                <text:p><text:span text:style-name="T7">Documentazione</text:span></text:p>
                <text:list>
                  <text:list-item>
                    <text:p><text:span text:style-name="T7">In che modo sono stati configurati i software in uso</text:span></text:p>
                  </text:list-item>
                  <text:list-item>
                    <text:p><text:span text:style-name="T7">Le istruzioni relative al loro funzionamento ed al compimento di determinate operazioni di manutenzione</text:span></text:p>
                  </text:list-item>
                  <text:list-item>
                    <text:p><text:span text:style-name="T7">http://infrastructure.fedoraproject.org/infra/docs</text:span></text:p>
                  </text:list-item>
                </text:list>
              </text:list-item>
              <text:list-item>
                <text:p><text:span text:style-name="T7">Lista di tutti gli host coinvolti</text:span></text:p>
                <text:list>
                  <text:list-item>
                    <text:p><text:span text:style-name="T7">Informazioni dettagliate e relative ad ogni singola macchina fisica o virtuale utilizzata (MOTD, scopo o funzione della macchina di riferimento)</text:span></text:p>
                  </text:list-item>
                  <text:list-item>
                    <text:p><text:span text:style-name="T7">Lista dei pacchetti che YUM dovrà escludere in uno specifico host</text:span></text:p>
                  </text:list-item>
                  <text:list-item>
                    <text:p><text:span text:style-name="T7">http://infrastructure.fedoraproject.org/infra/hosts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11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Operazioni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Func</text:p>
                <text:list>
                  <text:list-item>
                    <text:p>Func-command</text:p>
                  </text:list-item>
                  <text:list-item>
                    <text:p>Func-yum</text:p>
                  </text:list-item>
                  <text:list-item>
                    <text:p>Molteplicità di moduli a disposizione</text:p>
                  </text:list-item>
                </text:list>
              </text:list-item>
              <text:list-item>
                <text:p>Backups</text:p>
                <text:list>
                  <text:list-item>
                    <text:p>Bacula</text:p>
                  </text:list-item>
                  <text:list-item>
                    <text:p>Utilizzo di backup offsite tramite nastro magnetic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12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 presentation:user-transformed="true">
          <draw:text-box>
            <text:p><text:span text:style-name="T6">Notifiche</text:span>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Nagios</text:p>
                <text:list>
                  <text:list-item>
                    <text:p>Notifiche Mail, IRC, XMPP in caso di malfunzionamenti</text:p>
                  </text:list-item>
                  <text:list-item>
                    <text:p>Overview della situazione complessiva di tutti i server ed i servizi ad essi collegati tramite un'applicazione web pubblicamente accessibile</text:p>
                  </text:list-item>
                  <text:list-item>
                    <text:p>http://admin.fedoraproject.org/nagios</text:p>
                  </text:list-item>
                </text:list>
              </text:list-item>
              <text:list-item>
                <text:p>Epylog</text:p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13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2" draw:text-style-name="P8" draw:layer="layout" svg:width="25.199cm" svg:height="3.523cm" svg:x="1.27cm" svg:y="0.254cm" presentation:class="title" presentation:user-transformed="true">
          <draw:text-box>
            <text:p><text:span text:style-name="T6">La citazione: Kevin Fenzi, leader del Team Infrastruttura</text:span></text:p>
          </draw:text-box>
        </draw:frame>
        <draw:frame presentation:style-name="pr6" draw:layer="layout" svg:width="25.199cm" svg:height="14.265cm" svg:x="1.4cm" svg:y="6.014cm" presentation:class="outline" presentation:user-transformed="true">
          <draw:text-box>
            <text:list text:style-name="L3">
              <text:list-item>
                <text:p><text:span text:style-name="T8">“</text:span><text:span text:style-name="T8">On the one hand, there's a great deal to learn from how Fedora Infrastructure is setup and run, but also, there's always a great deal to learn from new community members who become involved. Openness isn't just a mantra, it helps everyone”</text:span></text:p>
              </text:list-item>
              <text:list-item>
                <text:p><text:span text:style-name="T8">“</text:span><text:span text:style-name="T8">Da un lato c'è molto da imparare dal modo in cui Fedora gestisce e mantiene la sua infrastruttura, ma altresì, c'è sempre molto da imparare dagli stessi membri della comunità che man mano vengono coinvolti. Essere una comunità "Aperta" non è solamente un mantra, ma un reciproco e continuo aiuto.”</text:span></text:p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1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Domande?</text:p>
          </draw:text-box>
        </draw:frame>
        <draw:frame presentation:style-name="pr3" draw:layer="layout" svg:width="25.199cm" svg:height="13.86cm" svg:x="1.4cm" svg:y="6.014cm" presentation:class="outline" presentation:user-transformed="true">
          <draw:text-box>
            <text:list text:style-name="L3">
              <text:list-item>
                <text:p>Pagina introduttiva al team Infrastruttura: (in inglese) <text:a xlink:href="https://fedoraproject.org/wiki/Infrastructure/GettingStarted">https://fedoraproject.org/wiki/Infrastructure/GettingStarted</text:a></text:p>
              </text:list-item>
              <text:list-item>
                <text:p>Mailing list: <text:a xlink:href="https://lists.fedoraproject.org/mailman/listinfo/infrastructure">https://lists.fedoraproject.org/mailman/listinfo/infrastructure</text:a></text:p>
              </text:list-item>
              <text:list-item>
                <text:p>#fedora-admin, #fedora-noc, #fedora-apps - irc.freenode.net (lingua inglese)</text:p>
              </text:list-item>
              <text:list-item>
                <text:p>averi – irc.freenode.net</text:p>
              </text:list-item>
            </text:list>
          </draw:text-box>
        </draw:frame>
        <presentation:notes draw:style-name="dp2">
          <draw:page-thumbnail draw:style-name="gr7" draw:layer="layout" svg:width="13.586cm" svg:height="11.136cm" svg:x="3.705cm" svg:y="2.256cm" draw:page-number="15" presentation:class="page"/>
          <draw:frame presentation:style-name="pr5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4B0000003513C64B16E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6.5999984741211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7.4000015258789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linesdark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0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4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linesgrad" style:page-layout-name="PM1" draw:style-name="Mdp1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4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edora" style:page-layout-name="PM1" draw:style-name="Mdp3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9" draw:layer="backgroundobjects" svg:x1="1.558cm" svg:y1="3.91cm" svg:x2="24.865cm" svg:y2="3.91cm">
        <text:p/>
      </draw:line>
      <draw:frame draw:style-name="Mgr3" draw:text-style-name="MP7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7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3">
        <draw:page-thumbnail presentation:style-name="Fedora-title" draw:layer="backgroundobjects" svg:width="13.586cm" svg:height="11.136cm" svg:x="3.705cm" svg:y="2.256cm" presentation:class="page"/>
        <draw:frame presentation:style-name="Fedora-notes" draw:layer="backgroundobjects" svg:width="16.799cm" svg:height="13.364cm" svg:x="2.1cm" svg:y="14.106cm" presentation:class="notes" presentation:placeholder="true">
          <draw:text-box/>
        </draw:frame>
        <draw:frame presentation:style-name="Mpr1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Blue Lines and Gradients</dc:title>
    <dc:description>Presentation Layout Template</dc:description>
    <meta:creation-date>2012-02-08T11:43:40</meta:creation-date>
    <dc:language>en-US</dc:language>
    <meta:editing-cycles>47</meta:editing-cycles>
    <meta:editing-duration>PT5H58M36S</meta:editing-duration>
    <meta:initial-creator>Kevin Fenzi</meta:initial-creator>
    <dc:date>2012-10-26T20:25:28</dc:date>
    <meta:document-statistic meta:object-count="110"/>
    <meta:user-defined meta:name="Info 1"/>
    <meta:user-defined meta:name="Info 2"/>
    <meta:user-defined meta:name="Info 3"/>
    <meta:user-defined meta:name="Info 4"/>
    <meta:template xlink:type="simple" xlink:actuate="onRequest" xlink:title="Blue Lines and Gradients" xlink:href="../../../usr/lib64/libreoffice/basis3.4/share/template/common/layout/lyt-bluelinesgrad.otp" meta:date="2006-12-14T14:25:15"/>
  </office:meta>
</office:document-meta>
</file>